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ef9ff" draw:textarea-horizontal-align="justify" draw:textarea-vertical-align="middle" draw:auto-grow-height="false" fo:min-height="21.45cm" fo:min-width="6.5cm"/>
    </style:style>
    <style:style style:name="gr2" style:family="graphic" style:parent-style-name="standard">
      <style:graphic-properties draw:fill-color="#fef9ff" draw:textarea-horizontal-align="justify" draw:textarea-vertical-align="middle" draw:auto-grow-height="false" fo:min-height="21.45cm" fo:min-width="13.1cm"/>
    </style:style>
    <style:style style:name="gr3" style:family="graphic" style:parent-style-name="standard">
      <style:graphic-properties draw:fill-color="#fef9ff" draw:textarea-horizontal-align="justify" draw:textarea-vertical-align="middle" draw:auto-grow-height="false" fo:min-height="21.45cm" fo:min-width="19.5cm"/>
    </style:style>
    <style:style style:name="gr4" style:family="graphic" style:parent-style-name="standard">
      <style:graphic-properties draw:fill-color="#dbf3f4" draw:textarea-horizontal-align="justify" draw:textarea-vertical-align="middle" draw:auto-grow-height="false" fo:min-height="2.55cm" fo:min-width="4.7cm"/>
    </style:style>
    <style:style style:name="gr5" style:family="graphic" style:parent-style-name="standard">
      <style:graphic-properties draw:fill-color="#e0efd4" draw:textarea-horizontal-align="justify" draw:textarea-vertical-align="middle" draw:auto-grow-height="false" fo:min-height="2.55cm" fo:min-width="4.7cm"/>
    </style:style>
    <style:style style:name="gr6" style:family="graphic" style:parent-style-name="standard">
      <style:graphic-properties draw:fill-color="#fffbcc" draw:textarea-horizontal-align="justify" draw:textarea-vertical-align="middle" draw:auto-grow-height="false" fo:min-height="2.55cm" fo:min-width="4.7cm"/>
    </style:style>
    <style:style style:name="gr7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4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00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9cm"/>
    </style:style>
    <style:style style:name="gr12" style:family="graphic" style:parent-style-name="objectwithoutfill">
      <style:graphic-properties svg:stroke-color="#2b511a" draw:marker-end="Arrow" draw:marker-end-width="0.3cm" draw:fill="none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fill-color="#ffe5ca" draw:textarea-horizontal-align="justify" draw:textarea-vertical-align="middle" draw:auto-grow-height="false" fo:min-height="2.55cm" fo:min-width="4.7cm"/>
    </style:style>
    <style:style style:name="gr15" style:family="graphic" style:parent-style-name="objectwithoutfill">
      <style:graphic-properties draw:marker-end="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9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97cm"/>
    </style:style>
    <style:style style:name="gr18" style:family="graphic" style:parent-style-name="standard">
      <style:graphic-properties draw:fill-color="#f9e6ff" draw:textarea-horizontal-align="justify" draw:textarea-vertical-align="middle" draw:auto-grow-height="false" fo:min-height="2.55cm" fo:min-width="4.7cm"/>
    </style:style>
    <style:style style:name="gr19" style:family="graphic" style:parent-style-name="standard">
      <style:graphic-properties svg:stroke-color="#94070a" draw:marker-start="Arrow" draw:marker-start-width="0.3cm" draw:marker-end="Arrow" draw:marker-end-width="0.3cm" draw:textarea-vertical-align="middle"/>
    </style:style>
    <style:style style:name="gr20" style:family="graphic" style:parent-style-name="objectwithoutfill">
      <style:graphic-properties svg:stroke-color="#94070a" draw:marker-end="Arrow" draw:marker-end-width="0.3cm" draw:fill="none" draw:textarea-vertical-align="middle"/>
    </style:style>
    <style:style style:name="gr21" style:family="graphic" style:parent-style-name="standard">
      <style:graphic-properties svg:stroke-color="#000000" draw:marker-start="Arrow" draw:marker-start-width="0.3cm" draw:marker-end="" draw:marker-end-width="0.3cm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1cm"/>
    </style:style>
    <style:style style:name="P1" style:family="paragraph">
      <loext:graphic-properties draw:fill-color="#fef9ff"/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loext:graphic-properties draw:fill-color="#dbf3f4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e0efd4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fffbcc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color="#2b511a" fo:font-size="14pt" style:font-size-asian="14pt" style:font-size-complex="14pt"/>
    </style:style>
    <style:style style:name="P9" style:family="paragraph">
      <loext:graphic-properties draw:fill-color="#ffe5ca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f9e6ff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2b511a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21.7cm" svg:x="42.4cm" svg:y="8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6cm" svg:height="21.7cm" svg:x="2.7cm" svg:y="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21.7cm" svg:x="21.2cm" svg:y="8.6cm">
          <text:p text:style-name="P2"><text:span text:style-name="T1">HpapiModel.</text:span></text:p>
          <text:p text:style-name="P2"><text:span text:style-name="T1">hpapi_ru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2cm" svg:height="2.8cm" svg:x="3.4cm" svg:y="15.2cm">
          <text:p text:style-name="P2"><text:span text:style-name="T1">JS objects</text:span></text:p>
          <text:p text:style-name="P2"><text:span text:style-name="T1">(user, method, args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2cm" svg:height="2.8cm" svg:x="22cm" svg:y="22.8cm">
          <text:p text:style-name="P2"><text:span text:style-name="T1">Server endpoint</text:span></text:p>
          <text:p text:style-name="P2"><text:span text:style-name="T1">(PHP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2cm" svg:height="2.8cm" svg:x="10.3cm" svg:y="19cm">
          <text:p text:style-name="P2"><text:span text:style-name="T1">JS client</text:span></text:p>
          <text:p text:style-name="P2"><text:span text:style-name="T1">(hpapi.js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2cm" svg:height="2.8cm" svg:x="10.3cm" svg:y="26.6cm">
          <text:p text:style-name="P2"><text:span text:style-name="T1">CLI client</text:span></text:p>
          <text:p text:style-name="P2"><text:span text:style-name="T1">(hpapi.php)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2cm" svg:height="2.8cm" svg:x="3.4cm" svg:y="26.6cm">
          <text:p text:style-name="P2"><text:span text:style-name="T1">JSON files</text:span></text:p>
          <text:p text:style-name="P2"><text:span text:style-name="T1">(user, method, args)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8.6cm" svg:y1="28cm" svg:x2="10.3cm" svg:y2="28cm">
          <text:p/>
        </draw:line>
        <draw:line draw:style-name="gr7" draw:text-style-name="P2" draw:layer="layout" svg:x1="8.6cm" svg:y1="16.6cm" svg:x2="10.3cm" svg:y2="16.6cm">
          <text:p/>
        </draw:line>
        <draw:custom-shape draw:style-name="gr4" draw:text-style-name="P3" draw:layer="layout" svg:width="5.2cm" svg:height="2.8cm" svg:x="10.3cm" svg:y="15.2cm">
          <text:p text:style-name="P2"><text:span text:style-name="T1">HTML5 ap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2cm" svg:height="2.8cm" svg:x="10.3cm" svg:y="11.4cm">
          <text:p text:style-name="P2"><text:span text:style-name="T1">Web browser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3cm" svg:y1="14.2cm" svg:x2="13cm" svg:y2="15.2cm">
          <text:p/>
        </draw:line>
        <draw:line draw:style-name="gr8" draw:text-style-name="P6" draw:layer="layout" svg:x1="13cm" svg:y1="18cm" svg:x2="13cm" svg:y2="19cm">
          <text:p/>
        </draw:line>
        <draw:frame draw:style-name="gr9" draw:text-style-name="P7" draw:layer="layout" svg:width="2.242cm" svg:height="0.806cm" svg:x="13.1cm" svg:y="18.1cm">
          <draw:text-box>
            <text:p><text:span text:style-name="T1">extends</text:span></text:p>
          </draw:text-box>
        </draw:frame>
        <draw:custom-shape draw:style-name="gr6" draw:text-style-name="P5" draw:layer="layout" svg:width="5.2cm" svg:height="2.8cm" svg:x="10.3cm" svg:y="22.8cm">
          <text:p text:style-name="P2"><text:span text:style-name="T1">Server scripts</text:span></text:p>
          <text:p text:style-name="P2"><text:span text:style-name="T1">(eg. bash)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3cm" svg:y1="25.6cm" svg:x2="13cm" svg:y2="26.6cm">
          <text:p/>
        </draw:line>
        <draw:frame draw:style-name="gr10" draw:text-style-name="P8" draw:layer="layout" svg:width="4.507cm" svg:height="0.806cm" svg:x="16.5cm" svg:y="19.6cm">
          <draw:text-box>
            <text:p><text:span text:style-name="T2">HTTPS POST API</text:span></text:p>
          </draw:text-box>
        </draw:frame>
        <draw:frame draw:style-name="gr11" draw:text-style-name="P8" draw:layer="layout" svg:width="2.89cm" svg:height="0.806cm" svg:x="17.501cm" svg:y="28.1cm">
          <draw:text-box>
            <text:p><text:span text:style-name="T2">aka HPAPI</text:span></text:p>
          </draw:text-box>
        </draw:frame>
        <draw:line draw:style-name="gr12" draw:text-style-name="P6" draw:layer="layout" svg:x1="23.3cm" svg:y1="20.4cm" svg:x2="23.3cm" svg:y2="22.8cm">
          <text:p/>
        </draw:line>
        <draw:line draw:style-name="gr12" draw:text-style-name="P6" draw:layer="layout" svg:x1="23.3cm" svg:y1="20.4cm" svg:x2="15.5cm" svg:y2="20.4cm">
          <text:p/>
        </draw:line>
        <draw:line draw:style-name="gr12" draw:text-style-name="P6" draw:layer="layout" svg:x1="23.301cm" svg:y1="27.98cm" svg:x2="15.5cm" svg:y2="28cm">
          <text:p/>
        </draw:line>
        <draw:line draw:style-name="gr12" draw:text-style-name="P6" draw:layer="layout" svg:x1="23.3cm" svg:y1="28cm" svg:x2="23.3cm" svg:y2="25.6cm">
          <text:p/>
        </draw:line>
        <draw:line draw:style-name="gr13" draw:text-style-name="P6" draw:layer="layout" svg:x1="25.9cm" svg:y1="22.8cm" svg:x2="25.9cm" svg:y2="12.8cm">
          <text:p/>
        </draw:line>
        <draw:line draw:style-name="gr8" draw:text-style-name="P6" draw:layer="layout" svg:x1="25.9cm" svg:y1="12.8cm" svg:x2="28.1cm" svg:y2="12.8cm">
          <text:p/>
        </draw:line>
        <draw:custom-shape draw:style-name="gr14" draw:text-style-name="P9" draw:layer="layout" svg:width="5.2cm" svg:height="2.8cm" svg:x="28.1cm" svg:y="11.4cm">
          <text:p text:style-name="P2"><text:span text:style-name="T1">User </text:span></text:p>
          <text:p text:style-name="P2"><text:span text:style-name="T1">identifica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5.2cm" svg:height="2.8cm" svg:x="28.1cm" svg:y="22.8cm">
          <text:p text:style-name="P2"><text:span text:style-name="T1">JSON response</text:span></text:p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25.9cm" svg:y1="28cm" svg:x2="30.7cm" svg:y2="28cm">
          <text:p/>
        </draw:line>
        <draw:line draw:style-name="gr8" draw:text-style-name="P6" draw:layer="layout" svg:x1="25.9cm" svg:y1="28.001cm" svg:x2="25.9cm" svg:y2="25.601cm">
          <text:p/>
        </draw:line>
        <draw:custom-shape draw:style-name="gr14" draw:text-style-name="P9" draw:layer="layout" svg:width="5.2cm" svg:height="2.8cm" svg:x="28.1cm" svg:y="19cm">
          <text:p text:style-name="P2"><text:span text:style-name="T1">Package/</text:span></text:p>
          <text:p text:style-name="P2"><text:span text:style-name="T1">Class::</text:span></text:p>
          <text:p text:style-name="P2"><text:span text:style-name="T1">Method()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5.2cm" svg:height="2.8cm" svg:x="28.1cm" svg:y="15.2cm">
          <text:p text:style-name="P2"><text:span text:style-name="T1">Method</text:span></text:p>
          <text:p text:style-name="P2"><text:span text:style-name="T1">access control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30.8cm" svg:y1="18cm" svg:x2="30.8cm" svg:y2="19cm">
          <text:p/>
        </draw:line>
        <draw:frame draw:style-name="gr16" draw:text-style-name="P7" draw:layer="layout" svg:width="2.492cm" svg:height="0.806cm" svg:x="30.9cm" svg:y="18.1cm">
          <draw:text-box>
            <text:p><text:span text:style-name="T1">executes</text:span></text:p>
          </draw:text-box>
        </draw:frame>
        <draw:line draw:style-name="gr8" draw:text-style-name="P6" draw:layer="layout" svg:x1="30.8cm" svg:y1="14.2cm" svg:x2="30.8cm" svg:y2="15.2cm">
          <text:p/>
        </draw:line>
        <draw:line draw:style-name="gr8" draw:text-style-name="P6" draw:layer="layout" svg:x1="30.8cm" svg:y1="21.8cm" svg:x2="30.8cm" svg:y2="22.8cm">
          <text:p/>
        </draw:line>
        <draw:line draw:style-name="gr13" draw:text-style-name="P6" draw:layer="layout" svg:x1="30.7cm" svg:y1="28cm" svg:x2="30.7cm" svg:y2="25.6cm">
          <text:p/>
        </draw:line>
        <draw:frame draw:style-name="gr17" draw:text-style-name="P7" draw:layer="layout" svg:width="1.497cm" svg:height="0.806cm" svg:x="33.5cm" svg:y="19.5cm">
          <draw:text-box>
            <text:p><text:span text:style-name="T1">calls</text:span></text:p>
          </draw:text-box>
        </draw:frame>
        <draw:custom-shape draw:style-name="gr14" draw:text-style-name="P9" draw:layer="layout" svg:width="5.2cm" svg:height="2.8cm" svg:x="35.1cm" svg:y="19cm">
          <text:p text:style-name="P2"><text:span text:style-name="T1">Database</text:span></text:p>
          <text:p text:style-name="P2"><text:span text:style-name="T1">handl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5.2cm" svg:height="2.8cm" svg:x="43.3cm" svg:y="20.8cm">
          <text:p text:style-name="P2"><text:span text:style-name="T1">hpapi_call</text:span></text:p>
          <text:p text:style-name="P2"><text:span text:style-name="T1">hpapi_spr</text:span></text:p>
          <text:p text:style-name="P2"><text:span text:style-name="T1">hpapi_sprarg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5.2cm" svg:height="2.8cm" svg:x="35.1cm" svg:y="22.8cm">
          <text:p text:style-name="P2"><text:span text:style-name="T1">Stored procedure</text:span></text:p>
          <text:p text:style-name="P2"><text:span text:style-name="T1">access control</text:span></text:p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33.3cm" svg:y1="20.4cm" svg:x2="35.1cm" svg:y2="20.4cm">
          <text:p/>
        </draw:line>
        <draw:custom-shape draw:style-name="gr18" draw:text-style-name="P10" draw:layer="layout" svg:width="5.2cm" svg:height="2.8cm" svg:x="43.3cm" svg:y="15.2cm">
          <text:p text:style-name="P2"><text:span text:style-name="T1">hpapi_run</text:span></text:p>
          <text:p text:style-name="P2"><text:span text:style-name="T1">hpapi_method</text:span></text:p>
          <text:p text:style-name="P2"><text:span text:style-name="T1">hpapi_methodarg</text:span></text:p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37.7cm" svg:y1="21.8cm" svg:x2="37.7cm" svg:y2="22.8cm">
          <text:p/>
        </draw:line>
        <draw:line draw:style-name="gr20" draw:text-style-name="P6" draw:layer="layout" svg:x1="37.7cm" svg:y1="28.002cm" svg:x2="37.7cm" svg:y2="25.602cm">
          <text:p/>
        </draw:line>
        <draw:line draw:style-name="gr21" draw:text-style-name="P2" draw:layer="layout" svg:x1="33.3cm" svg:y1="16.6cm" svg:x2="43.3cm" svg:y2="16.6cm">
          <text:p/>
        </draw:line>
        <draw:frame draw:style-name="gr22" draw:text-style-name="P11" draw:layer="layout" svg:width="3.9cm" svg:height="1cm" svg:x="3.3cm" svg:y="9.1cm">
          <draw:text-box>
            <text:p>Client apps</text:p>
          </draw:text-box>
        </draw:frame>
        <draw:frame draw:style-name="gr23" draw:text-style-name="P11" draw:layer="layout" svg:width="3.601cm" svg:height="0.962cm" svg:x="21.801cm" svg:y="9cm">
          <draw:text-box>
            <text:p>Server app</text:p>
          </draw:text-box>
        </draw:frame>
        <draw:frame draw:style-name="gr24" draw:text-style-name="P11" draw:layer="layout" svg:width="3.525cm" svg:height="0.962cm" svg:x="42.802cm" svg:y="8.9cm">
          <draw:text-box>
            <text:p>HppiModel</text:p>
          </draw:text-box>
        </draw:frame>
        <draw:line draw:style-name="gr21" draw:text-style-name="P2" draw:layer="layout" svg:x1="40.3cm" svg:y1="23.2cm" svg:x2="43.251cm" svg:y2="23.2cm">
          <text:p/>
        </draw:line>
        <draw:custom-shape draw:style-name="gr18" draw:text-style-name="P10" draw:layer="layout" svg:width="5.2cm" svg:height="2.8cm" svg:x="43.3cm" svg:y="11.4cm">
          <text:p text:style-name="P2"><text:span text:style-name="T1">hpapi_user</text:span></text:p>
          <text:p text:style-name="P2"><text:span text:style-name="T1">hpapi_usergroup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1.7cm" svg:x="50.5cm" svg:y="8.6cm">
          <text:p/>
          <draw:enhanced-geometry svg:viewBox="0 0 21600 21600" draw:type="rectangle" draw:enhanced-path="M 0 0 L 21600 0 21600 21600 0 21600 0 0 Z N"/>
        </draw:custom-shape>
        <draw:frame draw:style-name="gr25" draw:text-style-name="P11" draw:layer="layout" svg:width="3.351cm" svg:height="0.962cm" svg:x="51.003cm" svg:y="8.9cm">
          <draw:text-box>
            <text:p>AppModel</text:p>
          </draw:text-box>
        </draw:frame>
        <draw:custom-shape draw:style-name="gr18" draw:text-style-name="P10" draw:layer="layout" svg:width="5.2cm" svg:height="2.8cm" svg:x="51.4cm" svg:y="26.6cm">
          <text:p text:style-name="P2"><text:span text:style-name="T1">AppModel.</text:span></text:p>
          <text:p text:style-name="P2"><text:span text:style-name="T1">AppRoutine()</text:span></text:p>
          <draw:enhanced-geometry svg:viewBox="0 0 21600 21600" draw:type="rectangle" draw:enhanced-path="M 0 0 L 21600 0 21600 21600 0 21600 0 0 Z N"/>
        </draw:custom-shape>
        <draw:line draw:style-name="gr20" draw:text-style-name="P6" draw:layer="layout" svg:x1="37.7cm" svg:y1="28cm" svg:x2="51.4cm" svg:y2="28cm">
          <text:p/>
        </draw:line>
        <draw:line draw:style-name="gr21" draw:text-style-name="P2" draw:layer="layout" svg:x1="33.3cm" svg:y1="12.8cm" svg:x2="43.3cm" svg:y2="12.8cm">
          <text:p/>
        </draw:line>
        <draw:custom-shape draw:style-name="gr18" draw:text-style-name="P10" draw:layer="layout" svg:width="5.2cm" svg:height="2.8cm" svg:x="43.3cm" svg:y="24.5cm">
          <text:p text:style-name="P2"><text:span text:style-name="T1">HpapiModel</text:span></text:p>
          <text:p text:style-name="P2"><text:span text:style-name="T1">UtilityRoutine</text:span></text:p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40.3cm" svg:y1="25cm" svg:x2="43.3cm" svg:y2="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4T00:01:41.038468869</meta:creation-date>
    <dc:date>2019-11-26T11:21:50.766986425</dc:date>
    <meta:editing-duration>PT12M53S</meta:editing-duration>
    <meta:editing-cycles>3</meta:editing-cycles>
    <meta:generator>LibreOffice/6.0.7.3$Linux_X86_64 LibreOffice_project/00m0$Build-3</meta:generator>
    <meta:document-statistic meta:object-count="57"/>
  </office:meta>
</office:document-meta>
</file>